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table:style-name="ce1" office:value-type="date" office:date-value="2008-10-31">
            <text:p>10/31/08</text:p>
          </table:table-cell>
          <table:table-cell/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2" table:formula="oooc:=DAYS(NOW();[January.A4])" office:value-type="float" office:value="293.895057870373">
            <text:p>293.9</text:p>
          </table:table-cell>
        </table:table-row>
        <table:table-row table:style-name="ro1">
          <table:table-cell table:style-name="ce1" office:value-type="date" office:date-value="2008-11-01">
            <text:p>11/01/08</text:p>
          </table:table-cell>
          <table:table-cell office:value-type="float" office:value="1">
            <text:p>1</text:p>
          </table:table-cell>
          <table:table-cell table:formula="oooc:=[.C3]+[.B4]" office:value-type="float" office:value="271.25">
            <text:p>271.2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527">
            <text:p>-527</text:p>
          </table:table-cell>
          <table:table-cell table:formula="oooc:=[.D4]/[.C4]" office:value-type="float" office:value="47.0377880184332">
            <text:p>47.04</text:p>
          </table:table-cell>
          <table:table-cell table:number-columns-repeated="3"/>
        </table:table-row>
      </table:table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60834646357677">
            <text:p>0.8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4-30T02:33:28.555489">
            <text:p>04/30/09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2000454455415">
            <text:p>0.8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6-12T16:51:50.271527">
            <text:p>06/12/09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45149357914353">
            <text:p>0.75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7-26T01:50:00.439339">
            <text:p>07/26/09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64339781428207">
            <text:p>0.6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9-10T10:01:07.347295">
            <text:p>09/10/09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02720628455916">
            <text:p>0.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7-21T23:39:48.840304">
            <text:p>07/21/09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31T21:37:10">
            <text:p>10/31/08</text:p>
          </table:table-cell>
          <table:table-cell table:formula="oooc:=DAYS(NOW();1/1/8)" office:value-type="float" office:value="39752.7758101852">
            <text:p>39752.78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25790187307303">
            <text:p>0.3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5-04T07:14:09.772633">
            <text:p>05/04/10</text:p>
          </table:table-cell>
          <table:table-cell/>
          <table:table-cell table:style-name="ce2" table:formula="oooc:=DAYS(NOW();[January.A4])" office:value-type="float" office:value="293.900810185187">
            <text:p>293.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1">10/31/2008</text:date>, <text:time>22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31T22:31:23</dc:date>
    <meta:editing-cycles>205</meta:editing-cycles>
    <meta:editing-duration>P13DT13H21M15S</meta:editing-duration>
    <meta:user-defined meta:name="Info 1"/>
    <meta:user-defined meta:name="Info 2"/>
    <meta:user-defined meta:name="Info 3"/>
    <meta:user-defined meta:name="Info 4"/>
    <meta:document-statistic meta:table-count="11" meta:cell-count="2944"/>
  </office:meta>
</office:document-meta>
</file>